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6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36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7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46">
            <calcext:condition calcext:apply-style-name="Error" calcext:value="duplicate" calcext:base-cell-address="list.B3"/>
          </calcext:conditional-format>
          <calcext:conditional-format calcext:target-range-address="list.C3:list.C346">
            <calcext:condition calcext:apply-style-name="Error" calcext:value="duplicate" calcext:base-cell-address="list.C3"/>
          </calcext:conditional-format>
          <calcext:conditional-format calcext:target-range-address="list.A3:list.A346">
            <calcext:condition calcext:apply-style-name="Bad" calcext:value="=&quot;x&quot;" calcext:base-cell-address="list.A3"/>
          </calcext:conditional-format>
          <calcext:conditional-format calcext:target-range-address="list.F3:list.G346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3"/>
        <table:table-column table:style-name="co19" table:default-cell-style-name="Default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Default"/>
        <table:table-column table:style-name="co24" table:default-cell-style-name="ce16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5" office:value-type="string" calcext:value-type="string">
            <text:p>아크시스템웍스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arcsystemworks.jp/" xlink:type="simple">https://www.arcsystemworks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5" office:value-type="string" calcext:value-type="string">
            <text:p>에이팅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8ing.co.jp/" xlink:type="simple">https://www.8ing.co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5" office:value-type="string" calcext:value-type="string">
            <text:p>주식회사 그레이머스캣 (Gray Muscat Corp.)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86-87-02***</text:p>
          </table:table-cell>
          <table:table-cell table:style-name="ce146" office:value-type="string" calcext:value-type="string">
            <text:p>김근주</text:p>
          </table:table-cell>
          <table:table-cell table:style-name="ce145" office:value-type="string" calcext:value-type="string">
            <text:p><text:a xlink:href="https://graymuscat.com/" xlink:type="simple">https://graymusca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5" office:value-type="string" calcext:value-type="string">
            <text:p>주식회사 싱글코어게임즈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443-81-01***</text:p>
          </table:table-cell>
          <table:table-cell table:style-name="ce146" office:value-type="string" calcext:value-type="string">
            <text:p>유재원</text:p>
          </table:table-cell>
          <table:table-cell table:style-name="ce145" office:value-type="string" calcext:value-type="string">
            <text:p><text:a xlink:href="http://singlecoregames.net/" xlink:type="simple">http://singlecoregames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4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8 developer.D120:developer.D22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0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5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2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8" table:on-update-keep-styles="true" table:on-update-keep-size="false"/>
        <table:database-range table:name="developer_table" table:target-range-address="developer.A2:developer.I1088" table:on-update-keep-styles="true" table:on-update-keep-size="false"/>
        <table:database-range table:name="game_table" table:target-range-address="list.B325:list.C326" table:on-update-keep-styles="true" table:on-update-keep-size="false"/>
        <table:database-range table:name="publisher_name_list" table:target-range-address="publisher.A2:publisher.A1075" table:on-update-keep-styles="true" table:on-update-keep-size="false"/>
        <table:database-range table:name="__Anonymous_Sheet_DB__0" table:target-range-address="list.B2:list.L34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08:25:20.05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0T08:38:45.479000000</dc:date>
    <meta:editing-duration>P3DT8H17M37S</meta:editing-duration>
    <meta:editing-cycles>1333</meta:editing-cycles>
    <meta:document-statistic meta:table-count="4" meta:cell-count="479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